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02583e" officeooo:paragraph-rsid="0002583e" style:font-weight-asian="bold" style:font-weight-complex="bold"/>
    </style:style>
    <style:style style:name="P2" style:family="paragraph" style:parent-style-name="Standard" style:list-style-name="L1">
      <style:paragraph-properties fo:line-height="150%"/>
      <style:text-properties officeooo:paragraph-rsid="0002583e"/>
    </style:style>
    <style:style style:name="P3" style:family="paragraph" style:parent-style-name="Standard" style:list-style-name="L1">
      <style:paragraph-properties fo:line-height="150%"/>
      <style:text-properties officeooo:paragraph-rsid="000460cf"/>
    </style:style>
    <style:style style:name="P4" style:family="paragraph" style:parent-style-name="Standard" style:list-style-name="L1">
      <style:paragraph-properties fo:line-height="150%"/>
      <style:text-properties style:text-line-through-style="solid" style:text-line-through-type="single" officeooo:paragraph-rsid="0002583e"/>
    </style:style>
    <style:style style:name="T1" style:family="text">
      <style:text-properties officeooo:rsid="0002583e"/>
    </style:style>
    <style:style style:name="T2" style:family="text">
      <style:text-properties officeooo:rsid="000460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CIONES CdD:</text:p>
      <text:list xml:id="list3948679535" text:style-name="L1">
        <text:list-item>
          <text:p text:style-name="P2">Ha<text:span text:style-name="T1">c</text:span>er partida plus con la exp acumulada subiendo nivel de monstruos</text:p>
        </text:list-item>
        <text:list-item>
          <text:p text:style-name="P4">Corregir azul en todas las armas</text:p>
        </text:list-item>
        <text:list-item>
          <text:p text:style-name="P2">Corregir correcto e in<text:span text:style-name="T1">c</text:span>orrecto al ppio del texto en azar</text:p>
        </text:list-item>
        <text:list-item>
          <text:p text:style-name="P4">Corregir logro dinero</text:p>
        </text:list-item>
        <text:list-item>
          <text:p text:style-name="P2">Corregir q<text:span text:style-name="T2">ue</text:span> salten los logros todo el rato</text:p>
        </text:list-item>
        <text:list-item>
          <text:p text:style-name="P2">Poner fotos de armas bien al lado de stats</text:p>
        </text:list-item>
        <text:list-item>
          <text:p text:style-name="P2">Cambiar color de cada uno de los 3 botones para usabilidad del jugador</text:p>
        </text:list-item>
        <text:list-item>
          <text:p text:style-name="P2">Poner hipervínculo en footer a linkedin</text:p>
        </text:list-item>
        <text:list-item>
          <text:p text:style-name="P4">Cambiar estilo del active del botón de instrucciones</text:p>
        </text:list-item>
        <text:list-item>
          <text:p text:style-name="P2">Pulir nivel de dificultad → aumentar vida o daño de enemigos + revisar poder por experiencia</text:p>
        </text:list-item>
        <text:list-item>
          <text:p text:style-name="P2">Quitar monedas para obligar a combatir cn el palo y quizá menos vida para mayor riesgo</text:p>
        </text:list-item>
        <text:list-item>
          <text:p text:style-name="P4"><text:span text:style-name="T1">Ca</text:span>mbiar foto tras pop<text:span text:style-name="T1">u</text:span>p tras <text:span text:style-name="T1">vencer</text:span> con onepunchman</text:p>
        </text:list-item>
        <text:list-item>
          <text:p text:style-name="P4">A<text:span text:style-name="T1">c</text:span>tualizar la foto a una de muerte para cuando te maten (ahora mismo se queda la del monstruo que haya)</text:p>
        </text:list-item>
        <text:list-item>
          <text:p text:style-name="P3">Corregir el botón de borrar logros, <text:span text:style-name="T1">p</text:span>orque no los borra, solo ha<text:span text:style-name="T2">c</text:span>e el doNotDhow creo</text:p>
        </text:list-item>
        <text:list-item>
          <text:p text:style-name="P3">Poner un popup rompiendo la cuarta pared, hablándole a <text:span text:style-name="T1">A</text:span>dri <text:s/>que se active cuando consiga los 5 logr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09:41:03.988000000</meta:creation-date>
    <dc:date>2024-02-23T14:02:17.372000000</dc:date>
    <meta:editing-duration>PT4H19M55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6" meta:word-count="184" meta:character-count="972" meta:non-whitespace-character-count="818"/>
  </office:meta>
</office:document-meta>
</file>